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Arial," svg:font-family="'Arial,'" style:font-family-generic="roman" style:font-pitch="variable"/>
    <style:font-face style:name="Arial,ＭＳ 明朝" svg:font-family="'Arial,ＭＳ 明朝'"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1" svg:font-family="'Arial,'" style:font-family-generic="system" style:font-pitch="variable"/>
    <style:font-face style:name="Arial,ＭＳ 明朝1" svg:font-family="'Arial,ＭＳ 明朝'"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loext:graphic-properties draw:fill="solid" draw:fill-color="#ffffff"/>
      <style:paragraph-properties fo:margin-top="0cm" fo:margin-bottom="0.159cm" loext:contextual-spacing="false" fo:line-height="150%" fo:background-color="#ffffff"/>
    </style:style>
    <style:style style:name="P2" style:family="paragraph" style:parent-style-name="Normal_20__28_Web_29_">
      <loext:graphic-properties draw:fill="solid" draw:fill-color="#ffffff"/>
      <style:paragraph-properties fo:margin-top="0cm" fo:margin-bottom="0.159cm" loext:contextual-spacing="false" fo:line-height="150%" fo:background-color="#ffffff"/>
      <style:text-properties fo:color="#1d2129" style:font-name="Arial,ＭＳ 明朝" style:font-name-asian="Arial,ＭＳ 明朝1" style:font-name-complex="Arial,ＭＳ 明朝1" style:font-weight-complex="bold"/>
    </style:style>
    <style:style style:name="P3" style:family="paragraph" style:parent-style-name="Normal_20__28_Web_29_" style:master-page-name="Standard">
      <loext:graphic-properties draw:fill="solid" draw:fill-color="#ffffff"/>
      <style:paragraph-properties fo:margin-top="0cm" fo:margin-bottom="0.159cm" loext:contextual-spacing="false" fo:line-height="150%" style:page-number="auto" fo:background-color="#ffffff"/>
    </style:style>
    <style:style style:name="P4" style:family="paragraph" style:parent-style-name="Standard">
      <style:paragraph-properties fo:line-height="150%"/>
    </style:style>
    <style:style style:name="P5" style:family="paragraph" style:parent-style-name="Standard" style:list-style-name="">
      <style:paragraph-properties fo:line-height="150%"/>
    </style:style>
    <style:style style:name="P6" style:family="paragraph" style:parent-style-name="Standard">
      <style:paragraph-properties fo:line-height="150%"/>
      <style:text-properties style:font-name="Arial" fo:language="nb" fo:country="NO" style:font-name-asian="Arial1" style:font-name-complex="Arial1" style:font-weight-complex="bold"/>
    </style:style>
    <style:style style:name="P7" style:family="paragraph" style:parent-style-name="Standard" style:list-style-name="">
      <style:paragraph-properties fo:line-height="150%"/>
      <style:text-properties style:font-name="Arial" fo:language="nb" fo:country="NO" style:font-name-asian="Arial1" style:font-name-complex="Arial1" style:font-weight-complex="bold"/>
    </style:style>
    <style:style style:name="P8" style:family="paragraph" style:parent-style-name="Standard">
      <style:paragraph-properties fo:line-height="150%"/>
      <style:text-properties style:font-name="Arial" fo:language="nb" fo:country="NO" fo:font-style="italic" style:font-name-asian="Arial1" style:font-style-asian="italic" style:font-name-complex="Arial1" style:font-weight-complex="bold"/>
    </style:style>
    <style:style style:name="P9" style:family="paragraph" style:parent-style-name="Standard" style:list-style-name="">
      <style:paragraph-properties fo:line-height="150%"/>
      <style:text-properties fo:color="#000000" style:font-name="Arial" fo:language="nb" fo:country="NO" style:font-name-asian="Arial1" style:font-name-complex="Arial1" style:font-weight-complex="bold"/>
    </style:style>
    <style:style style:name="T1" style:family="text">
      <style:text-properties fo:color="#1d2129" style:font-name="Arial" style:font-name-asian="Arial1" style:font-name-complex="Arial1" style:font-weight-complex="bold"/>
    </style:style>
    <style:style style:name="T2" style:family="text">
      <style:text-properties fo:color="#1d2129" style:font-name="Arial," style:font-name-asian="Arial,1" style:font-name-complex="Arial,1" style:font-weight-complex="bold"/>
    </style:style>
    <style:style style:name="T3" style:family="text">
      <style:text-properties style:font-name="Arial" style:font-name-asian="Arial1" style:font-name-complex="Arial1" style:font-weight-complex="bold"/>
    </style:style>
    <style:style style:name="T4" style:family="text">
      <style:text-properties style:font-name="Arial" fo:language="nb" fo:country="NO" style:font-name-asian="Arial1" style:font-name-complex="Arial1" style:font-weight-complex="bold"/>
    </style:style>
    <style:style style:name="T5" style:family="text">
      <style:text-properties style:font-name="Arial" fo:language="nb" fo:country="NO" fo:font-style="italic" style:font-name-asian="Arial1" style:font-style-asian="italic" style:font-name-complex="Arial1" style:font-weight-complex="bold"/>
    </style:style>
    <style:style style:name="T6" style:family="text">
      <style:text-properties fo:color="#000000" style:font-name="Arial" fo:language="nb" fo:country="NO" style:font-name-asian="Arial1" style:font-name-complex="Arial1" style:font-weight-complex="bold"/>
    </style:style>
    <style:style style:name="T7" style:family="text">
      <style:text-properties fo:color="#000000" style:font-name="Arial" fo:language="nb" fo:country="NO" fo:font-style="italic" style:font-name-asian="Arial1" style:font-style-asian="italic" style:font-name-complex="Arial1"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Metode for identifisering av kvenske/norskfinske bygningar</text:span></text:p>
      <text:p text:style-name="P1"><text:span text:style-name="T1">Dei nasjonale minoritetane sine kulturminne er nummer to på Riksantikvarens liste over ti prioriterte tema som manglar eller er dårleg representerte på lista over freda kulturminne. </text:span><text:span text:style-name="T3">Per i dag er det seks freda kvenske/norsk-finske anlegg i Noreg med til saman 59 bygningar. </text:span><text:span text:style-name="T1">Det er viktig å få betre oversyn, og til hjelp for det har Norsk institutt for kulturminneforskning nyleg publisert NIKU Rapport 91. Rapporten gjer greie for arbeidet med å utvikle ein metode til å identifisere geografiske område der det kan vere eldre kvenske/norskfinske bygningar. Det manglar klare kriterium for identifisering av kvenske/norskfinske bygningar, og i område der samisk, kvensk/norskfinsk og norsk busetjing er blanda, er det særleg utfordrande. I staden for å sjå einsidig etter bygningstypar, tilrår rapporten å ha ei breiare tilnærming og sjå på det enkelte området som ein heilskap og eit samspel mellom innvandra byggeskikk og eksisterande byggeskikk, landskap, materialar og menneske. Metoden stiller derfor saman data frå bygningsregisteret SEFRAK (Sekretariatet for registrering av faste kulturminner) med folketeljingar frå perioden 1865-1910 og Jens Andreas Friis sine etnografiske kart (1861, 1890). I prosjektperioden 2017/2018 er metoden prøvd ut i delar av Lyngen og Storfjord kommunar i Troms. I alt 24 potensialområde er identifiserte. Av desse er fem område vurderte til å ha eit høgt potensial, medan ni område har middels potensial for funn av kvenske/norskfinske bygningar. Prosjektleiar har vore Elin Rose Myrvoll, og arbeidet er finansiert av Riksantikvaren. </text:span></text:p>
      <text:p text:style-name="P2"/>
      <text:p text:style-name="P4"><text:span text:style-name="T4">Tankevekkende om ødegårder</text:span></text:p>
      <text:p text:style-name="P4"><text:span text:style-name="T4">Forfatter og historiker Øystein Morten har sammen med fotograf Pål Hermansen gitt ut boka </text:span><text:span text:style-name="T5">Norske ødegårder : historien om stedene vi forlot</text:span><text:span text:style-name="T4">. Boka tar for seg ni fraflytta gårder, fra Helleren i sørvest til Skallnes i nordøst. For hver gård gjør forfatteren kildesøk i offentlige og private arkiver, han oppsøker stedet flere ganger, intervjuer personer som har bodd der eller har kjennskap til gårdshistorien, reflekterer over bitene av informasjon og setter sammen en fortelling om det som har skjedd slik det kan ha skjedd, f.eks. ved oppbrudd og utflytting. Fotografen gjør tilsvarende grundig arbeid med fargefoto av interiør, bygninger og gårdsmiljø, detaljert og fra flere vinkler, uten å skjule at en forfallsprosess er i gang. <text:s/></text:span></text:p>
      <text:p text:style-name="P6"/>
      <text:p text:style-name="P4"><text:span text:style-name="T4">Ødegården på Skallnes i Vadsø kommune ligger ytterst i strandkanten mot Barentshavet, med beitemarker, steingjerder og bygninger som er i ferd med å falle sammen. Den er et eksempel på at 1800-tallet ikke bare var ei tid for utvandring, men også for innvandring. Den første eieren kom fra Kemijärvi i Nord-Finland. Gårdshuset er fra 1866 og kan ha vært brukt som losjihus for finlendere på sesongfiske. Det ble seinere ombygd til et varangerhus med innebygd fjøsdel. Fram til 1943 var det hjem for en familie som drev med jordbruk, dyrehold og fiske. Under krigen ble gården åsted for en dramatisk hendelse da den kom i skuddlinja mellom en tysk bilkonvoi og russiske torpedobåter. Familien berga seg, men ble tvunget til å flytte til ei av nabobygdene, og siden har stedet ikke vært bebodd. Gjennom intervjuer med gjenlevende familiemedlemmer og naboer tegner forfatteren et bilde av dagligliv på Skallnes. Samtidig er det en del av norskfinnenes samla historie som fortelles. Det går klart fram at begrepet «kven» ikke er gangbart blant de fleste av intervjupersonene. For norskfinnene er det finsk språk som gjelder, og ikke det nye skriftspråket kvensk. Slik tydeliggjør forfatteren at det er ulike meninger innen den nasjonale minoriteten kvener/norskfinner.</text:span></text:p>
      <text:p text:style-name="P8"/>
      <text:p text:style-name="P4"><text:span text:style-name="T5">Norske ødegårder </text:span><text:span text:style-name="T4">er blitt ei vakker, original og lesverdig bok, der tekst og foto til sammen danner et mangesidig portrett av hver enkelt gård uten å heroisere eller idyllisere. Øystein Morten setter prosjektet sitt inn i en samfunnssammenheng og viser til at det er 115 000 nedlagte gårdsbruk i Norge siden 1970, og per i dag 30 000 bruk der ingen bor. Hovedårsaka er omlegginger i landbruket. Han kommer også med tydelig kritikk av det han kaller «innovasjonsspråk» i kulturminnerapporter som beskriver «verdiskaping» og «produksjon» ved «aktører» uten at det får praktiske konsekvenser for bevaring. </text:span></text:p>
      <text:h text:style-name="P7" text:outline-level="1"/>
      <text:h text:style-name="P5" text:outline-level="1"><text:span text:style-name="T6">Ny finsk roman fra Varanger i nåtid</text:span></text:h>
      <text:h text:style-name="P5" text:outline-level="1"><text:span text:style-name="T6">Kirsi-Klaudia Kangas har skrevet romanen </text:span><text:span text:style-name="T7">Punainen myssy</text:span><text:span text:style-name="T6"> [Den røde lua], som tar leseren med til Ekkerøy, ei lita bygd ved Varangerfjorden der ”kvääni” Eilif Sildonen og kona Gudrun lever sitt pensjonistliv. De har ikke barn. Livet går trygt og sakte videre med hverdagslige rutiner og gjøremål. </text:span></text:h>
      <text:h text:style-name="P9" text:outline-level="1"/>
      <text:h text:style-name="P5" text:outline-level="1"><text:span text:style-name="T6">En dag reiser Gudrun på ferie til Syden, og Eilif blir ei uke alene hjemme. I fjæra møter han en tysk turist som bor i bobil på parkeringsplassen ved fuglefjellet. Tyskeren begynner å ta fotografier av Eilif mens han samler drivved fra fjæra. De to har ikke felles språk. Eilif blir irritert og forstyrret av tyskeren og prøver å holde ham unna. Gamle minner fra krigstida dukker opp. Samtidig tar andre mørke minner fra fortiden over tankene, bl.a. en ulykkelig tur på havet sammen med broren, da broren druknet.</text:span></text:h>
      <text:h text:style-name="P9" text:outline-level="1"/>
      <text:h text:style-name="P5" text:outline-level="1"><text:span text:style-name="T6">Etter noen dager ser Eilif ikke mer til tyskeren, men bobilen er fortsatt på plass. For første gang på mange år går Eilif opp på fuglefjellet, og møtes av det verst tenkelige ... </text:span></text:h>
      <text:h text:style-name="P9" text:outline-level="1"/>
      <text:h text:style-name="P5" text:outline-level="1"><text:span text:style-name="T6">Boka handler om hat, redsel og skyldfølelse, mot slutten også om tilgivelse og muligheten til å ta ny regi i eget liv. Forfatteren avslutter fortellingen overraskende og med håp. Naturen og omgivelsene er beskrevet så livaktig at det er mulig å føle vinden fra sjøen mot huden og høre krykkjeskrik. Forfatteren har selv illustrert boka med vakre tegninger.</text:span></text:h>
      <text:h text:style-name="P5" text:outline-level="1"><text:span text:style-name="T6">Kirsi-Klaudia Kangas er finsk journalist, illustratør og billedkunstner. Hun har bodd over 20 år i Nord-Finland og bor i dag i Keuruu. </text:span></text:h>
      <text:h text:style-name="P5" text:outline-level="1"><text:span text:style-name="T6">Finsk tekst. </text:spa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Arial" svg:font-family="Arial" style:font-family-generic="roman" style:font-pitch="variable"/>
    <style:font-face style:name="Arial," svg:font-family="'Arial,'" style:font-family-generic="roman" style:font-pitch="variable"/>
    <style:font-face style:name="Arial,ＭＳ 明朝" svg:font-family="'Arial,ＭＳ 明朝'"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1" svg:font-family="'Arial,'" style:font-family-generic="system" style:font-pitch="variable"/>
    <style:font-face style:name="Arial,ＭＳ 明朝1" svg:font-family="'Arial,ＭＳ 明朝'"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margin-top="0cm" fo:margin-bottom="0.353cm" loext:contextual-spacing="false"/>
      <style:text-properties style:font-name="Calibri" fo:font-family="Calibri" style:font-family-generic="roman" style:font-pitch="variable" fo:font-size="10pt" fo:language="nb" fo:country="NO" style:font-name-asian="Calibri1" style:font-family-asian="Calibri" style:font-family-generic-asian="system" style:font-pitch-asian="variable" style:font-size-asian="10pt" style:font-name-complex="F"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494cm" fo:margin-bottom="0.494cm" loext:contextual-spacing="false"/>
      <style:text-properties fo:language="nb" fo:country="NO" style:language-asian="nb" style:country-asian="NO"/>
    </style:style>
    <style:style style:name="annotation_20_subject" style:display-name="annotation subject" style:family="paragraph" style:parent-style-name="annotation_20_text" style:next-style-name="annotation_20_text" style:default-outline-level="">
      <style:paragraph-properties fo:margin-top="0cm" fo:margin-bottom="0cm" loext:contextual-spacing="false"/>
      <style:text-properties style:font-name="Times New Roman" fo:font-family="'Times New Roman'" style:font-family-generic="roman" style:font-pitch="variable" fo:language="en" fo:country="US"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Merknadstekst_20_Tegn" style:display-name="Merknadstekst Tegn"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F" style:font-family-generic-complex="system" style:font-pitch-complex="variable"/>
    </style:style>
    <style:style style:name="Kommentaremne_20_Tegn" style:display-name="Kommentaremne Tegn" style:family="text" style:parent-style-name="Merknadstekst_20_Tegn">
      <style:text-properties style:font-name="Calibri" fo:font-family="Calibri" style:font-family-generic="roman" style:font-pitch="variable" fo:language="en" fo:country="US" fo:font-weight="bold" style:font-name-asian="Calibri1" style:font-family-asian="Calibri" style:font-family-generic-asian="system" style:font-pitch-asian="variable" style:language-asian="en" style:country-asian="US" style:font-weight-asian="bold" style:font-name-complex="F" style:font-family-generic-complex="system" style:font-pitch-complex="variable"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0"><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Thomas Brevik Kjærstad</dc:creator>
    <meta:editing-cycles>7</meta:editing-cycles>
    <meta:print-date>2007-06-07T11:27:00</meta:print-date>
    <meta:creation-date>2018-06-21T09:44:00</meta:creation-date>
    <dc:date>2020-12-01T16:14:00</dc:date>
    <meta:editing-duration>PT6M</meta:editing-duration>
    <meta:generator>LibreOffice/6.4.6.2$Linux_X86_64 LibreOffice_project/40$Build-2</meta:generator>
    <meta:document-statistic meta:table-count="0" meta:image-count="1" meta:object-count="0" meta:page-count="1" meta:paragraph-count="14" meta:word-count="909" meta:character-count="5785" meta:non-whitespace-character-count="4881"/>
    <meta:user-defined meta:name="AppVersion">16.0000</meta:user-defined>
    <meta:user-defined meta:name="Company">Kvensk Institut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